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FreeSans1" svg:font-family="FreeSans" style:font-family-generic="swiss"/>
    <style:font-face style:name="Calibri1" svg:font-family="Calibri"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541f"/>
    </style:style>
    <style:style style:name="P2" style:family="paragraph" style:parent-style-name="Standard" style:master-page-name="">
      <style:paragraph-properties fo:line-height="150%" fo:text-align="justify" style:justify-single-word="false" fo:hyphenation-ladder-count="no-limit" style:page-number="auto"/>
      <style:text-properties officeooo:paragraph-rsid="000c489d" fo:hyphenate="true" fo:hyphenation-remain-char-count="2" fo:hyphenation-push-char-count="2" loext:hyphenation-no-caps="false"/>
    </style:style>
    <style:style style:name="P3" style:family="paragraph" style:parent-style-name="Standard">
      <style:paragraph-properties fo:text-align="justify" style:justify-single-word="false"/>
      <style:text-properties style:font-name="Calibri1" fo:font-size="12pt" fo:font-weight="normal" officeooo:rsid="0009541f" officeooo:paragraph-rsid="000c489d" style:font-size-asian="10.5pt" style:font-weight-asian="normal" style:font-size-complex="12pt" style:font-weight-complex="normal"/>
    </style:style>
    <style:style style:name="P4" style:family="paragraph" style:parent-style-name="Standard">
      <style:text-properties style:font-name="Calibri1" fo:font-size="16pt" fo:font-weight="bold" officeooo:rsid="0009541f" officeooo:paragraph-rsid="0009541f" style:font-size-asian="16pt" style:font-weight-asian="bold" style:font-size-complex="16pt" style:font-weight-complex="bold"/>
    </style:style>
    <style:style style:name="T1" style:family="text">
      <style:text-properties style:font-name="Calibri1" fo:font-size="16pt" fo:font-weight="bold" officeooo:rsid="00072d25" style:font-size-asian="16pt" style:font-weight-asian="bold" style:font-size-complex="16pt" style:font-weight-complex="bold"/>
    </style:style>
    <style:style style:name="T2" style:family="text">
      <style:text-properties style:font-name="Calibri1" fo:font-size="16pt" fo:font-weight="bold" officeooo:rsid="0009541f" style:font-size-asian="16pt" style:font-weight-asian="bold" style:font-size-complex="16pt" style:font-weight-complex="bold"/>
    </style:style>
    <style:style style:name="T3" style:family="text">
      <style:text-properties style:font-name="Calibri1" fo:font-size="16pt" fo:font-weight="bold" officeooo:rsid="000a799a" style:font-size-asian="16pt" style:font-weight-asian="bold" style:font-size-complex="16pt" style:font-weight-complex="bold"/>
    </style:style>
    <style:style style:name="T4" style:family="text">
      <style:text-properties style:font-name="Calibri1" fo:font-size="12pt" fo:font-weight="normal" officeooo:rsid="0009541f" style:font-size-asian="10.5pt" style:font-weight-asian="normal" style:font-size-complex="12pt" style:font-weight-complex="normal"/>
    </style:style>
    <style:style style:name="T5" style:family="text">
      <style:text-properties style:font-name="Calibri1" fo:font-size="12pt" fo:font-weight="normal" officeooo:rsid="000c489d" style:font-size-asian="10.5pt" style:font-weight-asian="normal" style:font-size-complex="12pt" style:font-weight-complex="normal"/>
    </style:style>
    <style:style style:name="T6" style:family="text">
      <style:text-properties style:font-name="Calibri1" fo:font-size="12pt" fo:font-weight="normal" officeooo:rsid="000caeb8" style:font-size-asian="10.5pt" style:font-weight-asian="normal" style:font-size-complex="12pt" style:font-weight-complex="normal"/>
    </style:style>
    <style:style style:name="T7" style:family="text">
      <style:text-properties style:font-name="Calibri1" fo:font-size="12pt" fo:font-weight="normal" officeooo:rsid="000cc123" style:font-size-asian="10.5pt" style:font-weight-asian="normal" style:font-size-complex="12pt" style:font-weight-complex="normal"/>
    </style:style>
    <style:style style:name="T8" style:family="text">
      <style:text-properties style:font-name="Calibri1" fo:font-size="12pt" fo:font-weight="normal" officeooo:rsid="000fa45f" style:font-size-asian="10.5pt" style:font-weight-asian="normal" style:font-size-complex="12pt" style:font-weight-complex="normal"/>
    </style:style>
    <style:style style:name="T9" style:family="text">
      <style:text-properties style:font-name="Calibri1" fo:font-size="12pt" fo:font-weight="normal" officeooo:rsid="00112db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Nonlinear </text:span><text:span text:style-name="T3">D</text:span><text:span text:style-name="T2">endritic </text:span><text:span text:style-name="T3">I</text:span><text:span text:style-name="T1">ntegration </text:span><text:span text:style-name="T3">I</text:span><text:span text:style-name="T2">ncreases </text:span><text:span text:style-name="T3">A</text:span><text:span text:style-name="T2">lignment of</text:span><text:span text:style-name="T1"> </text:span><text:span text:style-name="T3">B</text:span><text:span text:style-name="T1">asal and </text:span><text:span text:style-name="T3">A</text:span><text:span text:style-name="T1">pical </text:span><text:span text:style-name="T3">I</text:span><text:span text:style-name="T1">nput </text:span><text:span text:style-name="T2">under </text:span><text:span text:style-name="T3">H</text:span><text:span text:style-name="T2">ebbian </text:span><text:span text:style-name="T3">P</text:span><text:span text:style-name="T2">lasticity</text:span></text:h>
      <text:p text:style-name="P3"/>
      <text:p text:style-name="P2"><text:span text:style-name="T4">A </text:span><text:span text:style-name="T5">growing number of experimental studies have shown that the integration of synaptic input and its effect on neural activity depends on the location of the synapse within the postsynaptic dendritic structure. In L5 </text:span><text:span text:style-name="T8">p</text:span><text:span text:style-name="T5">yramidal neurons, </text:span><text:span text:style-name="T7">temporally correlated</text:span><text:span text:style-name="T5"> input from basal and apical dendrites can elicit much higher, bursting patterns of activity than what would be expected from a simple linear superposition of input currents. </text:span><text:span text:style-name="T8">In our study, w</text:span><text:span text:style-name="T5">e use</text:span><text:span text:style-name="T8">d</text:span><text:span text:style-name="T5"> a simple phenomenological rate model (Shai et al., 2015) </text:span><text:span text:style-name="T8">that accounts for this effect </text:span><text:span text:style-name="T5">to investigate the </text:span><text:span text:style-name="T8">influence</text:span><text:span text:style-name="T5"> of these nonlinear interactions on </text:span><text:span text:style-name="T7">a canonical </text:span><text:span text:style-name="T5">Hebbian plasticity </text:span><text:span text:style-name="T7">mechanism </text:span><text:span text:style-name="T5">in </text:span><text:span text:style-name="T6">the </text:span><text:span text:style-name="T5">basal synapses. </text:span><text:span text:style-name="T7">As a first result, w</text:span><text:span text:style-name="T5">e f</text:span><text:span text:style-name="T7">ou</text:span><text:span text:style-name="T5">nd </text:span><text:span text:style-name="T6">an increased temporal alignment between proximal and distal input sequences </text:span><text:span text:style-name="T7">after plasticity ha</text:span><text:span text:style-name="T8">d</text:span><text:span text:style-name="T7"> reached an </text:span><text:span text:style-name="T8">equilibrium.</text:span><text:span text:style-name="T6"> Moreover, this alignment </text:span><text:span text:style-name="T7">was</text:span><text:span text:style-name="T6"> robust against strong distracting basal presynaptic inputs, in contrast to canonical point-neuron</text:span><text:span text:style-name="T7">s</text:span><text:span text:style-name="T6"> where </text:span><text:span text:style-name="T7">this alignment could be easily corrupted by distracting input patterns. This indicated that the nonlinear interaction between basal and apical inputs allowed apical inputs to act as a form of “teacher signal” for basal plasticity without the need to adjust learning rules in the basal synapses.</text:span></text:p>
      <text:p text:style-name="P1"/>
      <text:p text:style-name="P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FreeSans1" svg:font-family="FreeSans" style:font-family-generic="swiss"/>
    <style:font-face style:name="Calibri1" svg:font-family="Calibri"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098in" fo:margin-bottom="0.9098in" fo:margin-left="1.2098in" fo:margin-right="1.2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5:15:19.902573114</meta:creation-date>
    <dc:title>default_template</dc:title>
    <meta:editing-duration>PT44M39S</meta:editing-duration>
    <meta:editing-cycles>6</meta:editing-cycles>
    <meta:generator>LibreOffice/6.4.6.2$Linux_X86_64 LibreOffice_project/40$Build-2</meta:generator>
    <dc:date>2020-10-21T09:49:27.537123720</dc:date>
    <meta:document-statistic meta:table-count="0" meta:image-count="0" meta:object-count="0" meta:page-count="1" meta:paragraph-count="3" meta:word-count="200" meta:character-count="1347" meta:non-whitespace-character-count="1148"/>
    <meta:template xlink:type="simple" xlink:actuate="onRequest" xlink:title="default_template" xlink:href="../../../../../Templates/default_template.ott" meta:date="2020-10-20T15:15:19.395072334"/>
  </office:meta>
</office:document-meta>
</file>